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247FA36350ED806D.png" manifest:media-type="image/png"/>
  <manifest:file-entry manifest:full-path="Pictures/1000000000000320000002580626F89907C3F0AB.png" manifest:media-type="image/png"/>
  <manifest:file-entry manifest:full-path="Pictures/10000000000003200000025871DFDFACC25AB8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0.069cm" svg:y="0.064cm" svg:width="15.328cm" svg:height="11.495cm" draw:z-index="0"><draw:image xlink:href="Pictures/1000000000000320000002580626F89907C3F0AB.png" xlink:type="simple" xlink:show="embed" xlink:actuate="onLoad" draw:mime-type="image/png"/></draw:frame></text:p>
      <text:p text:style-name="Standard"><draw:frame draw:style-name="fr1" draw:name="Figura1" text:anchor-type="char" svg:x="0.028cm" svg:y="0.233cm" svg:width="15.459cm" svg:height="11.437cm" draw:z-index="1"><draw:image xlink:href="Pictures/10000000000003200000025871DFDFACC25AB8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Figura3" text:anchor-type="char" svg:x="0.049cm" svg:y="0cm" svg:width="15.632cm" svg:height="11.723cm" draw:z-index="2"><draw:image xlink:href="Pictures/100000000000032000000258247FA36350ED806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0T00:00:19.583000000</meta:creation-date>
    <meta:generator>LibreOffice/7.2.4.1$Windows_X86_64 LibreOffice_project/27d75539669ac387bb498e35313b970b7fe9c4f9</meta:generator>
    <dc:date>2023-08-21T15:35:20.611000000</dc:date>
    <meta:editing-duration>PT5M4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